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8c5a1" officeooo:paragraph-rsid="0008c5a1"/>
    </style:style>
    <style:style style:name="P2" style:family="paragraph" style:parent-style-name="Standard">
      <style:paragraph-properties fo:text-align="start" style:justify-single-word="false"/>
      <style:text-properties officeooo:rsid="0008c5a1" officeooo:paragraph-rsid="0008c5a1"/>
    </style:style>
    <style:style style:name="P3" style:family="paragraph" style:parent-style-name="Standard">
      <style:paragraph-properties fo:text-align="start" style:justify-single-word="false"/>
      <style:text-properties officeooo:rsid="0009a8ef" officeooo:paragraph-rsid="0009a8e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 2</text:p>
      <text:p text:style-name="P1"/>
      <text:p text:style-name="P2">NAME : ARAVIND S</text:p>
      <text:p text:style-name="P2">USN : 1PE15IS014</text:p>
      <text:p text:style-name="P2"/>
      <text:p text:style-name="P2"/>
      <text:p text:style-name="P3">#include&lt;iostream&gt;</text:p>
      <text:p text:style-name="P3">#include&lt;fstream&gt;</text:p>
      <text:p text:style-name="P3">#include&lt;stdlib.h&gt;</text:p>
      <text:p text:style-name="P3">#include&lt;string.h&gt;</text:p>
      <text:p text:style-name="P3"/>
      <text:p text:style-name="P3">using namespace std;</text:p>
      <text:p text:style-name="P3"/>
      <text:p text:style-name="P3">class Student{</text:p>
      <text:p text:style-name="P3"><text:tab/>private:</text:p>
      <text:p text:style-name="P3"><text:tab/><text:tab/>char usn[10], name[20], age[2], buffer[35];</text:p>
      <text:p text:style-name="P3"/>
      <text:p text:style-name="P3"><text:tab/><text:tab/>void pack();</text:p>
      <text:p text:style-name="P3"><text:tab/><text:tab/>void unpack();</text:p>
      <text:p text:style-name="P3"><text:tab/><text:tab/>void read();</text:p>
      <text:p text:style-name="P3"/>
      <text:p text:style-name="P3"><text:tab/>public:</text:p>
      <text:p text:style-name="P3"><text:tab/><text:tab/>void addRecord();</text:p>
      <text:p text:style-name="P3"><text:tab/><text:tab/>void display();</text:p>
      <text:p text:style-name="P3"><text:tab/><text:tab/>bool displayAll();</text:p>
      <text:p text:style-name="P3"><text:tab/><text:tab/>int search(char [], int );</text:p>
      <text:p text:style-name="P3"><text:tab/><text:tab/>void modify(char []);</text:p>
      <text:p text:style-name="P3">};</text:p>
      <text:p text:style-name="P3"/>
      <text:p text:style-name="P3">void Student::pack(){</text:p>
      <text:p text:style-name="P3"><text:tab/>strcpy(buffer, usn);</text:p>
      <text:p text:style-name="P3"><text:tab/>strcat(buffer, "|");</text:p>
      <text:p text:style-name="P3"><text:tab/>strcat(buffer, name);</text:p>
      <text:p text:style-name="P3"><text:tab/>strcat(buffer, "|");</text:p>
      <text:p text:style-name="P3"><text:tab/>strcat(buffer, age);</text:p>
      <text:p text:style-name="P3"><text:tab/>for(int i = strlen(buffer); i &lt; 35; i++)</text:p>
      <text:p text:style-name="P3"><text:tab/><text:tab/>buffer[i] = '#';</text:p>
      <text:p text:style-name="P3">}</text:p>
      <text:p text:style-name="P3"/>
      <text:p text:style-name="P3">void Student::unpack(){</text:p>
      <text:p text:style-name="P3"><text:tab/>strcpy(usn, strtok(buffer, "|"));</text:p>
      <text:p text:style-name="P3"><text:tab/>strcpy(name, strtok(NULL, "|"));</text:p>
      <text:p text:style-name="P3"><text:tab/>strcpy(age, strtok(NULL, "#"));</text:p>
      <text:p text:style-name="P3">}</text:p>
      <text:p text:style-name="P3"/>
      <text:p text:style-name="P3">void Student::read(){</text:p>
      <text:p text:style-name="P3"><text:tab/>cout &lt;&lt; " USN: ";</text:p>
      <text:p text:style-name="P3"><text:tab/>cin &gt;&gt; usn;</text:p>
      <text:p text:style-name="P3"><text:tab/>cout &lt;&lt; " Name: ";</text:p>
      <text:p text:style-name="P3"><text:tab/>cin &gt;&gt; name;</text:p>
      <text:p text:style-name="P3"><text:tab/>cout &lt;&lt; " Age: ";</text:p>
      <text:p text:style-name="P3"><text:tab/>cin &gt;&gt; age;</text:p>
      <text:p text:style-name="P3"><text:soft-page-break/>}</text:p>
      <text:p text:style-name="P3"/>
      <text:p text:style-name="P3">void Student::addRecord(){</text:p>
      <text:p text:style-name="P3"><text:tab/>fstream f;</text:p>
      <text:p text:style-name="P3"><text:tab/>f.open("student.txt", ios::in|ios::out|ios::ate);</text:p>
      <text:p text:style-name="P3"><text:tab/>read();</text:p>
      <text:p text:style-name="P3"><text:tab/>pack();</text:p>
      <text:p text:style-name="P3"><text:tab/>f.write(buffer, sizeof(buffer));</text:p>
      <text:p text:style-name="P3"><text:tab/>f.close();</text:p>
      <text:p text:style-name="P3">}</text:p>
      <text:p text:style-name="P3"/>
      <text:p text:style-name="P3">void Student::display(){</text:p>
      <text:p text:style-name="P3"><text:tab/>cout &lt;&lt; "Enter the USN: " &lt;&lt; usn &lt;&lt; endl;</text:p>
      <text:p text:style-name="P3"><text:tab/>cout &lt;&lt; "Enter the Name: " &lt;&lt; name &lt;&lt; endl;</text:p>
      <text:p text:style-name="P3"><text:tab/>cout &lt;&lt; "Enter the Age: " &lt;&lt; age &lt;&lt; endl;</text:p>
      <text:p text:style-name="P3">}</text:p>
      <text:p text:style-name="P3"/>
      <text:p text:style-name="P3">bool Student::displayAll(){</text:p>
      <text:p text:style-name="P3"><text:tab/>ifstream f;</text:p>
      <text:p text:style-name="P3"><text:tab/>f.open("student.txt");</text:p>
      <text:p text:style-name="P3"><text:tab/>bool flag = false;</text:p>
      <text:p text:style-name="P3"><text:tab/>int s_count = 1;</text:p>
      <text:p text:style-name="P3"><text:tab/>while(!f.eof()){</text:p>
      <text:p text:style-name="P3"><text:tab/><text:tab/>f.read(buffer, sizeof(buffer));</text:p>
      <text:p text:style-name="P3"><text:tab/><text:tab/>if(f.fail())</text:p>
      <text:p text:style-name="P3"><text:tab/><text:tab/><text:tab/>break;</text:p>
      <text:p text:style-name="P3"><text:tab/><text:tab/>if(flag == false)</text:p>
      <text:p text:style-name="P3"><text:tab/><text:tab/><text:tab/>cout &lt;&lt; "\nThe contents of the Student File\n";</text:p>
      <text:p text:style-name="P3"><text:tab/><text:tab/>unpack();</text:p>
      <text:p text:style-name="P3"><text:tab/><text:tab/>cout &lt;&lt; "\n Studuent " &lt;&lt; s_count++ &lt;&lt; ":-\n";</text:p>
      <text:p text:style-name="P3"><text:tab/><text:tab/>display();</text:p>
      <text:p text:style-name="P3"><text:tab/><text:tab/>flag = true;</text:p>
      <text:p text:style-name="P3"><text:tab/>}</text:p>
      <text:p text:style-name="P3"><text:tab/>f.close();</text:p>
      <text:p text:style-name="P3"><text:tab/>return flag;</text:p>
      <text:p text:style-name="P3">}</text:p>
      <text:p text:style-name="P3"/>
      <text:p text:style-name="P3">int Student::search(char u[], int mode = 0){</text:p>
      <text:p text:style-name="P3"><text:tab/>ifstream f;</text:p>
      <text:p text:style-name="P3"><text:tab/>f.open("student.txt");</text:p>
      <text:p text:style-name="P3"><text:tab/>int index = -1, count = 0;</text:p>
      <text:p text:style-name="P3"><text:tab/>while(!f.eof()){</text:p>
      <text:p text:style-name="P3"><text:tab/><text:tab/>f.read(buffer, sizeof(buffer));</text:p>
      <text:p text:style-name="P3"><text:tab/><text:tab/>if(f.fail())</text:p>
      <text:p text:style-name="P3"><text:tab/><text:tab/><text:tab/>break;</text:p>
      <text:p text:style-name="P3"><text:tab/><text:tab/>unpack();</text:p>
      <text:p text:style-name="P3"><text:tab/><text:tab/>if(strcmp(u, usn) == 0){</text:p>
      <text:p text:style-name="P3"><text:tab/><text:tab/><text:tab/>if(mode == 0){</text:p>
      <text:p text:style-name="P3"><text:tab/><text:tab/><text:tab/><text:tab/>cout &lt;&lt; "\nStudent Record Found\n";</text:p>
      <text:p text:style-name="P3"><text:tab/><text:tab/><text:tab/><text:tab/>display();</text:p>
      <text:p text:style-name="P3"><text:tab/><text:tab/><text:tab/>}</text:p>
      <text:p text:style-name="P3"><text:tab/><text:tab/><text:tab/>index = count;</text:p>
      <text:p text:style-name="P3"><text:soft-page-break/><text:tab/><text:tab/><text:tab/>break;</text:p>
      <text:p text:style-name="P3"><text:tab/><text:tab/>}</text:p>
      <text:p text:style-name="P3"><text:tab/><text:tab/>count++;</text:p>
      <text:p text:style-name="P3"><text:tab/>}</text:p>
      <text:p text:style-name="P3"><text:tab/>f.close();</text:p>
      <text:p text:style-name="P3"><text:tab/>return index;</text:p>
      <text:p text:style-name="P3">}</text:p>
      <text:p text:style-name="P3"/>
      <text:p text:style-name="P3">void Student::modify(char u[]){</text:p>
      <text:p text:style-name="P3"><text:tab/>fstream f;</text:p>
      <text:p text:style-name="P3"><text:tab/>f.open("student.txt", ios::in | ios::out);</text:p>
      <text:p text:style-name="P3"><text:tab/>int index = search(u, 1);</text:p>
      <text:p text:style-name="P3"><text:tab/>if(index == -1){</text:p>
      <text:p text:style-name="P3"><text:tab/><text:tab/>cout &lt;&lt; "\nRecord Not Available\n";</text:p>
      <text:p text:style-name="P3"><text:tab/><text:tab/>return ;</text:p>
      <text:p text:style-name="P3"><text:tab/>}</text:p>
      <text:p text:style-name="P3"><text:tab/>cout &lt;&lt; "\nEnter Updated Student Details:-\n";</text:p>
      <text:p text:style-name="P3"><text:tab/>read();</text:p>
      <text:p text:style-name="P3"><text:tab/>f.seekp(index * sizeof(buffer), ios::beg);</text:p>
      <text:p text:style-name="P3"><text:tab/>pack();</text:p>
      <text:p text:style-name="P3"><text:tab/>f.write(buffer, sizeof(buffer));</text:p>
      <text:p text:style-name="P3"><text:tab/>cout &lt;&lt; "\nRecord Updated Successfully\n";</text:p>
      <text:p text:style-name="P3"><text:tab/>f.close();</text:p>
      <text:p text:style-name="P3">}</text:p>
      <text:p text:style-name="P3"/>
      <text:p text:style-name="P3">int main(){</text:p>
      <text:p text:style-name="P3"><text:tab/>int choice;</text:p>
      <text:p text:style-name="P3"><text:tab/>char usn[10];</text:p>
      <text:p text:style-name="P3"><text:tab/>Student s;</text:p>
      <text:p text:style-name="P3"><text:tab/>while(true){</text:p>
      <text:p text:style-name="P3"><text:tab/><text:tab/>cout &lt;&lt; "\nMENU:\n1 <text:s/>Add Record\n2 <text:s/>Show Records\n3 <text:s/>Search Record\n";</text:p>
      <text:p text:style-name="P3"><text:tab/><text:tab/>cout &lt;&lt; "4 <text:s/>Modify Record\n5 <text:s/>Exit\n\nYour Choice: ";</text:p>
      <text:p text:style-name="P3"><text:tab/><text:tab/>cin &gt;&gt; choice;</text:p>
      <text:p text:style-name="P3"><text:tab/><text:tab/>switch(choice){</text:p>
      <text:p text:style-name="P3"><text:tab/><text:tab/><text:tab/>case 1: cout &lt;&lt; "\nInput Student Details:-\n";</text:p>
      <text:p text:style-name="P3"><text:tab/><text:tab/><text:tab/><text:tab/>s.addRecord();</text:p>
      <text:p text:style-name="P3"><text:tab/><text:tab/><text:tab/><text:tab/>break;</text:p>
      <text:p text:style-name="P3"/>
      <text:p text:style-name="P3"><text:tab/><text:tab/><text:tab/>case 2: if(!s.displayAll())</text:p>
      <text:p text:style-name="P3"><text:tab/><text:tab/><text:tab/><text:tab/><text:tab/>cout &lt;&lt; "\nStudent File is Empty\n";</text:p>
      <text:p text:style-name="P3"><text:tab/><text:tab/><text:tab/><text:tab/>break;</text:p>
      <text:p text:style-name="P3"/>
      <text:p text:style-name="P3"><text:tab/><text:tab/><text:tab/>case 3: cout &lt;&lt; "\nEnter the USN to be searched ";</text:p>
      <text:p text:style-name="P3"><text:tab/><text:tab/><text:tab/><text:tab/>cin &gt;&gt; usn;</text:p>
      <text:p text:style-name="P3"><text:tab/><text:tab/><text:tab/><text:tab/>if(s.search(usn) == -1){</text:p>
      <text:p text:style-name="P3"><text:tab/><text:tab/><text:tab/><text:tab/><text:tab/>cout &lt;&lt; "\nThe record is not available\n";</text:p>
      <text:p text:style-name="P3"><text:tab/><text:tab/><text:tab/><text:tab/>}</text:p>
      <text:p text:style-name="P3"><text:tab/><text:tab/><text:tab/><text:tab/>break;</text:p>
      <text:p text:style-name="P3"/>
      <text:p text:style-name="P3"><text:tab/><text:tab/><text:tab/>case 4: cout &lt;&lt; "\nEnter the USN to modify the specified record: ";</text:p>
      <text:p text:style-name="P3"><text:tab/><text:tab/><text:tab/><text:tab/>cin &gt;&gt; usn;</text:p>
      <text:p text:style-name="P3"><text:tab/><text:tab/><text:tab/><text:tab/>s.modify(usn);</text:p>
      <text:p text:style-name="P3"><text:soft-page-break/><text:tab/><text:tab/><text:tab/><text:tab/>break;</text:p>
      <text:p text:style-name="P3"/>
      <text:p text:style-name="P3"><text:tab/><text:tab/><text:tab/>case 5: cout &lt;&lt; "\nTHE END\n";</text:p>
      <text:p text:style-name="P3"><text:tab/><text:tab/><text:tab/><text:tab/>exit(0);</text:p>
      <text:p text:style-name="P3"><text:tab/><text:tab/><text:tab/><text:tab/>break;</text:p>
      <text:p text:style-name="P3"/>
      <text:p text:style-name="P3"><text:tab/><text:tab/><text:tab/>default: cout &lt;&lt; "\nInvalid Input!\nPlease try again.\n";<text:tab/> </text:p>
      <text:p text:style-name="P3"><text:tab/><text:tab/>}</text:p>
      <text:p text:style-name="P3"><text:tab/>}</text:p>
      <text:p text:style-name="P3"><text:tab/>return 0;</text:p>
      <text:p text:style-name="P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19:16:15.820098153</meta:creation-date>
    <meta:generator>LibreOffice/5.1.6.2$Linux_X86_64 LibreOffice_project/10m0$Build-2</meta:generator>
    <dc:date>2018-03-08T19:27:08.090522639</dc:date>
    <meta:editing-duration>PT10M52S</meta:editing-duration>
    <meta:editing-cycles>2</meta:editing-cycles>
    <meta:document-statistic meta:table-count="0" meta:image-count="0" meta:object-count="0" meta:page-count="4" meta:paragraph-count="146" meta:word-count="409" meta:character-count="2949" meta:non-whitespace-character-count="2455"/>
  </office:meta>
</office:document-meta>
</file>